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73.22pt" svg:height="301.18pt" svg:x="307.47pt" svg:y="6081.51pt">
            <draw:object draw:notify-on-update-of-ranges="Sheet1.B1:Sheet1.B1 Sheet1.B2:Sheet1.B501 Sheet1.C1:Sheet1.C1 Sheet1.C2:Sheet1.C501 Sheet1.D1:Sheet1.D1 Sheet1.D2:Sheet1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2.16pt" svg:y="6057.24pt">
            <draw:object draw:notify-on-update-of-ranges="Sheet1.C1:Sheet1.C1 Sheet1.C2:Sheet1.C501 Sheet1.D1:Sheet1.D1 Sheet1.D2:Sheet1.D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IN MEJORA</text:p>
          </table:table-cell>
          <table:table-cell office:value-type="string" calcext:value-type="string">
            <text:p>BALDWIDIANA</text:p>
          </table:table-cell>
          <table:table-cell office:value-type="string" calcext:value-type="string">
            <text:p>LAMARCKI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24146" calcext:value-type="float">
            <text:p>5122414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8926" calcext:value-type="float">
            <text:p>44948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80152" calcext:value-type="float">
            <text:p>5088015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758256" calcext:value-type="float">
            <text:p>5075825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228778" calcext:value-type="float">
            <text:p>5022877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28778" calcext:value-type="float">
            <text:p>5022877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44632" calcext:value-type="float">
            <text:p>44944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38996" calcext:value-type="float">
            <text:p>44938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20938" calcext:value-type="float">
            <text:p>44920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20938" calcext:value-type="float">
            <text:p>449209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20938" calcext:value-type="float">
            <text:p>449209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20938" calcext:value-type="float">
            <text:p>44920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930" calcext:value-type="float">
            <text:p>449189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368" calcext:value-type="float">
            <text:p>449183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368" calcext:value-type="float">
            <text:p>44918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368" calcext:value-type="float">
            <text:p>44918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8368" calcext:value-type="float">
            <text:p>449183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00584" calcext:value-type="float">
            <text:p>449005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00584" calcext:value-type="float">
            <text:p>449005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00584" calcext:value-type="float">
            <text:p>44900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95980" calcext:value-type="float">
            <text:p>448959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95980" calcext:value-type="float">
            <text:p>448959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95980" calcext:value-type="float">
            <text:p>44895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9334" calcext:value-type="float">
            <text:p>448893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9334" calcext:value-type="float">
            <text:p>448893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9334" calcext:value-type="float">
            <text:p>448893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1442" calcext:value-type="float">
            <text:p>448814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1442" calcext:value-type="float">
            <text:p>448814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81442" calcext:value-type="float">
            <text:p>448814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40176" calcext:value-type="float">
            <text:p>448401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4932" calcext:value-type="float">
            <text:p>448349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1320" calcext:value-type="float">
            <text:p>448313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1320" calcext:value-type="float">
            <text:p>44831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1320" calcext:value-type="float">
            <text:p>448313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1320" calcext:value-type="float">
            <text:p>448313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0474" calcext:value-type="float">
            <text:p>448304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29500" calcext:value-type="float">
            <text:p>448295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2792" calcext:value-type="float">
            <text:p>448127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1688" calcext:value-type="float">
            <text:p>448116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10884" calcext:value-type="float">
            <text:p>4481088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9548814" calcext:value-type="float">
            <text:p>4954881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8564" calcext:value-type="float">
            <text:p>448085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9166426" calcext:value-type="float">
            <text:p>49166426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09" calcext:value-type="float">
            <text:p>4482370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0" calcext:value-type="float">
            <text:p>4482371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1" calcext:value-type="float">
            <text:p>4482371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2" calcext:value-type="float">
            <text:p>4482371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3" calcext:value-type="float">
            <text:p>4482371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4" calcext:value-type="float">
            <text:p>4482371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5" calcext:value-type="float">
            <text:p>4482371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6" calcext:value-type="float">
            <text:p>4482371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7" calcext:value-type="float">
            <text:p>4482371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8" calcext:value-type="float">
            <text:p>4482371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19" calcext:value-type="float">
            <text:p>4482371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0" calcext:value-type="float">
            <text:p>4482372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1" calcext:value-type="float">
            <text:p>4482372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2" calcext:value-type="float">
            <text:p>4482372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3" calcext:value-type="float">
            <text:p>4482372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4" calcext:value-type="float">
            <text:p>4482372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5" calcext:value-type="float">
            <text:p>4482372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6" calcext:value-type="float">
            <text:p>4482372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7" calcext:value-type="float">
            <text:p>4482372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8" calcext:value-type="float">
            <text:p>4482372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29" calcext:value-type="float">
            <text:p>4482372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0" calcext:value-type="float">
            <text:p>4482373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1" calcext:value-type="float">
            <text:p>4482373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2" calcext:value-type="float">
            <text:p>4482373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3" calcext:value-type="float">
            <text:p>4482373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4" calcext:value-type="float">
            <text:p>4482373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5" calcext:value-type="float">
            <text:p>4482373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6" calcext:value-type="float">
            <text:p>4482373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7" calcext:value-type="float">
            <text:p>4482373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8" calcext:value-type="float">
            <text:p>4482373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39" calcext:value-type="float">
            <text:p>4482373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0" calcext:value-type="float">
            <text:p>4482374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1" calcext:value-type="float">
            <text:p>4482374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2" calcext:value-type="float">
            <text:p>4482374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3" calcext:value-type="float">
            <text:p>4482374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4" calcext:value-type="float">
            <text:p>4482374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5" calcext:value-type="float">
            <text:p>4482374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6" calcext:value-type="float">
            <text:p>4482374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7" calcext:value-type="float">
            <text:p>4482374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8" calcext:value-type="float">
            <text:p>4482374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8994928" calcext:value-type="float">
            <text:p>48994928</text:p>
          </table:table-cell>
          <table:table-cell office:value-type="float" office:value="44823749" calcext:value-type="float">
            <text:p>4482374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0" calcext:value-type="float">
            <text:p>4482375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1" calcext:value-type="float">
            <text:p>4482375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2" calcext:value-type="float">
            <text:p>4482375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3" calcext:value-type="float">
            <text:p>4482375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4" calcext:value-type="float">
            <text:p>4482375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5" calcext:value-type="float">
            <text:p>4482375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6" calcext:value-type="float">
            <text:p>4482375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7" calcext:value-type="float">
            <text:p>4482375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8" calcext:value-type="float">
            <text:p>4482375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59" calcext:value-type="float">
            <text:p>4482375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0" calcext:value-type="float">
            <text:p>4482376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1" calcext:value-type="float">
            <text:p>4482376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2" calcext:value-type="float">
            <text:p>4482376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3" calcext:value-type="float">
            <text:p>4482376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4" calcext:value-type="float">
            <text:p>4482376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5" calcext:value-type="float">
            <text:p>4482376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6" calcext:value-type="float">
            <text:p>4482376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7" calcext:value-type="float">
            <text:p>4482376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8" calcext:value-type="float">
            <text:p>4482376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69" calcext:value-type="float">
            <text:p>4482376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0" calcext:value-type="float">
            <text:p>4482377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1" calcext:value-type="float">
            <text:p>4482377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2" calcext:value-type="float">
            <text:p>4482377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3" calcext:value-type="float">
            <text:p>4482377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4" calcext:value-type="float">
            <text:p>4482377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5" calcext:value-type="float">
            <text:p>4482377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6" calcext:value-type="float">
            <text:p>4482377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7" calcext:value-type="float">
            <text:p>4482377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8" calcext:value-type="float">
            <text:p>4482377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79" calcext:value-type="float">
            <text:p>4482377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0" calcext:value-type="float">
            <text:p>4482378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1" calcext:value-type="float">
            <text:p>4482378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2" calcext:value-type="float">
            <text:p>4482378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3" calcext:value-type="float">
            <text:p>4482378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4" calcext:value-type="float">
            <text:p>4482378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5" calcext:value-type="float">
            <text:p>44823785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6" calcext:value-type="float">
            <text:p>44823786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7" calcext:value-type="float">
            <text:p>44823787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8" calcext:value-type="float">
            <text:p>44823788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89" calcext:value-type="float">
            <text:p>44823789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0" calcext:value-type="float">
            <text:p>44823790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1" calcext:value-type="float">
            <text:p>44823791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2" calcext:value-type="float">
            <text:p>44823792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3" calcext:value-type="float">
            <text:p>44823793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4" calcext:value-type="float">
            <text:p>44823794</text:p>
          </table:table-cell>
          <table:table-cell office:value-type="float" office:value="44806258" calcext:value-type="float">
            <text:p>44806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25440" calcext:value-type="float">
            <text:p>48725440</text:p>
          </table:table-cell>
          <table:table-cell office:value-type="float" office:value="44823795" calcext:value-type="float">
            <text:p>44823795</text:p>
          </table:table-cell>
          <table:table-cell office:value-type="float" office:value="44806258" calcext:value-type="float">
            <text:p>44806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6:51:36.444436297</meta:creation-date>
    <dc:date>2019-02-01T17:27:41.462559889</dc:date>
    <meta:editing-duration>PT5M34S</meta:editing-duration>
    <meta:editing-cycles>1</meta:editing-cycles>
    <meta:document-statistic meta:table-count="1" meta:cell-count="2003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3cm" svg:height="10.626cm" xlink:href=".." xlink:type="simple" chart:class="chart:line" chart:style-name="ch1">
        <chart:legend chart:legend-position="end" svg:x="16.392cm" svg:y="4.516cm" style:legend-expansion="high" chart:style-name="ch2"/>
        <chart:plot-area chart:style-name="ch3" table:cell-range-address="Sheet1.B1:Sheet1.D501" chart:data-source-has-labels="row" svg:x="0.404cm" svg:y="0.212cm" svg:width="15.584cm" svg:height="10.202cm">
          <chartooo:coordinate-region svg:x="2.137cm" svg:y="0.333cm" svg:width="13.851cm" svg:height="9.0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1" chart:label-cell-address="Sheet1.B1:Sheet1.B1" chart:class="chart:line">
            <chart:data-point chart:repeated="500"/>
          </chart:series>
          <chart:series chart:style-name="ch7" chart:values-cell-range-address="Sheet1.C2:Sheet1.C501" chart:label-cell-address="Sheet1.C1:Sheet1.C1" chart:class="chart:line">
            <chart:data-point chart:repeated="500"/>
          </chart:series>
          <chart:series chart:style-name="ch8" chart:values-cell-range-address="Sheet1.D2:Sheet1.D501" chart:label-cell-address="Sheet1.D1:Sheet1.D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MEJORA</text:p>
                <draw:g>
                  <svg:desc>Sheet1.B1:Sheet1.B1</svg:desc>
                </draw:g>
              </table:table-cell>
              <table:table-cell office:value-type="string">
                <text:p>BALDWIDIANA</text:p>
                <draw:g>
                  <svg:desc>Sheet1.C1:Sheet1.C1</svg:desc>
                </draw:g>
              </table:table-cell>
              <table:table-cell office:value-type="string">
                <text:p>LAMARCKIAN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24146">
                <text:p>51224146</text:p>
                <draw:g>
                  <svg:desc>Sheet1.B2:Sheet1.B501</svg:desc>
                </draw:g>
              </table:table-cell>
              <table:table-cell office:value-type="float" office:value="44890968">
                <text:p>44890968</text:p>
                <draw:g>
                  <svg:desc>Sheet1.C2:Sheet1.C501</svg:desc>
                </draw:g>
              </table:table-cell>
              <table:table-cell office:value-type="float" office:value="44948926">
                <text:p>44948926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80152">
                <text:p>50880152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758256">
                <text:p>50758256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228778">
                <text:p>5022877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28778">
                <text:p>5022877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625092">
                <text:p>49625092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625092">
                <text:p>49625092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25092">
                <text:p>49625092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625092">
                <text:p>49625092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625092">
                <text:p>496250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548814">
                <text:p>495488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166426">
                <text:p>491664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994928">
                <text:p>489949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08">
                <text:p>4482370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09">
                <text:p>4482370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0">
                <text:p>4482371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1">
                <text:p>4482371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2">
                <text:p>4482371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3">
                <text:p>4482371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4">
                <text:p>4482371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5">
                <text:p>4482371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6">
                <text:p>4482371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7">
                <text:p>4482371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8">
                <text:p>4482371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19">
                <text:p>4482371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0">
                <text:p>4482372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1">
                <text:p>4482372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2">
                <text:p>4482372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3">
                <text:p>4482372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4">
                <text:p>4482372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5">
                <text:p>4482372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6">
                <text:p>4482372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7">
                <text:p>4482372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8">
                <text:p>4482372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29">
                <text:p>4482372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0">
                <text:p>4482373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1">
                <text:p>4482373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2">
                <text:p>4482373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3">
                <text:p>4482373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4">
                <text:p>4482373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5">
                <text:p>4482373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6">
                <text:p>4482373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7">
                <text:p>4482373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8">
                <text:p>4482373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39">
                <text:p>4482373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0">
                <text:p>4482374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1">
                <text:p>4482374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2">
                <text:p>4482374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3">
                <text:p>4482374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4">
                <text:p>4482374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5">
                <text:p>4482374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6">
                <text:p>4482374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7">
                <text:p>4482374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8">
                <text:p>4482374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994928">
                <text:p>48994928</text:p>
              </table:table-cell>
              <table:table-cell office:value-type="float" office:value="44823749">
                <text:p>4482374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0">
                <text:p>4482375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1">
                <text:p>4482375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2">
                <text:p>4482375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3">
                <text:p>4482375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4">
                <text:p>4482375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5">
                <text:p>4482375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6">
                <text:p>4482375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7">
                <text:p>4482375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8">
                <text:p>4482375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59">
                <text:p>4482375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0">
                <text:p>4482376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1">
                <text:p>4482376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2">
                <text:p>4482376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3">
                <text:p>4482376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4">
                <text:p>4482376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5">
                <text:p>4482376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6">
                <text:p>4482376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7">
                <text:p>4482376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8">
                <text:p>4482376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69">
                <text:p>4482376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0">
                <text:p>4482377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1">
                <text:p>4482377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2">
                <text:p>4482377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3">
                <text:p>4482377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4">
                <text:p>4482377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5">
                <text:p>4482377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6">
                <text:p>4482377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7">
                <text:p>4482377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8">
                <text:p>4482377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79">
                <text:p>4482377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0">
                <text:p>4482378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1">
                <text:p>4482378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2">
                <text:p>4482378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3">
                <text:p>4482378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4">
                <text:p>4482378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5">
                <text:p>4482378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6">
                <text:p>4482378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7">
                <text:p>4482378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8">
                <text:p>4482378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89">
                <text:p>4482378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0">
                <text:p>4482379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1">
                <text:p>4482379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2">
                <text:p>4482379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3">
                <text:p>4482379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4">
                <text:p>448237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725440">
                <text:p>48725440</text:p>
              </table:table-cell>
              <table:table-cell office:value-type="float" office:value="44823795">
                <text:p>44823795</text:p>
              </table:table-cell>
              <table:table-cell office:value-type="float" office:value="44806258">
                <text:p>44806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952cm" style:legend-expansion="high" chart:style-name="ch2"/>
        <chart:plot-area chart:style-name="ch3" table:cell-range-address="Sheet1.C1:Sheet1.D501" chart:data-source-has-labels="row" svg:x="0.32cm" svg:y="0.18cm" svg:width="11.529cm" svg:height="8.64cm">
          <chartooo:coordinate-region svg:x="2.053cm" svg:y="0.301cm" svg:width="9.77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01" chart:label-cell-address="Sheet1.C1:Sheet1.C1" chart:class="chart:line">
            <chart:data-point chart:repeated="500"/>
          </chart:series>
          <chart:series chart:style-name="ch7" chart:values-cell-range-address="Sheet1.D2:Sheet1.D501" chart:label-cell-address="Sheet1.D1:Sheet1.D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DWIDIANA</text:p>
                <draw:g>
                  <svg:desc>Sheet1.C1:Sheet1.C1</svg:desc>
                </draw:g>
              </table:table-cell>
              <table:table-cell office:value-type="string">
                <text:p>LAMARCKIAN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90968">
                <text:p>44890968</text:p>
                <draw:g>
                  <svg:desc>Sheet1.C2:Sheet1.C501</svg:desc>
                </draw:g>
              </table:table-cell>
              <table:table-cell office:value-type="float" office:value="44948926">
                <text:p>44948926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90968">
                <text:p>44890968</text:p>
              </table:table-cell>
              <table:table-cell office:value-type="float" office:value="44944632">
                <text:p>44944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90968">
                <text:p>44890968</text:p>
              </table:table-cell>
              <table:table-cell office:value-type="float" office:value="44938996">
                <text:p>44938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0968">
                <text:p>44890968</text:p>
              </table:table-cell>
              <table:table-cell office:value-type="float" office:value="44920938">
                <text:p>4492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930">
                <text:p>449189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90968">
                <text:p>44890968</text:p>
              </table:table-cell>
              <table:table-cell office:value-type="float" office:value="44918368">
                <text:p>44918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90968">
                <text:p>44890968</text:p>
              </table:table-cell>
              <table:table-cell office:value-type="float" office:value="44900584">
                <text:p>44900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90968">
                <text:p>44890968</text:p>
              </table:table-cell>
              <table:table-cell office:value-type="float" office:value="44895980">
                <text:p>448959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89334">
                <text:p>44889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90968">
                <text:p>44890968</text:p>
              </table:table-cell>
              <table:table-cell office:value-type="float" office:value="44881442">
                <text:p>44881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90968">
                <text:p>44890968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79170">
                <text:p>44879170</text:p>
              </table:table-cell>
              <table:table-cell office:value-type="float" office:value="44840176">
                <text:p>44840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4932">
                <text:p>44834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1320">
                <text:p>448313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0474">
                <text:p>44830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29500">
                <text:p>44829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79170">
                <text:p>44879170</text:p>
              </table:table-cell>
              <table:table-cell office:value-type="float" office:value="44812792">
                <text:p>4481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79170">
                <text:p>44879170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66514">
                <text:p>4486651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61694">
                <text:p>44861694</text:p>
              </table:table-cell>
              <table:table-cell office:value-type="float" office:value="44811688">
                <text:p>44811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861694">
                <text:p>44861694</text:p>
              </table:table-cell>
              <table:table-cell office:value-type="float" office:value="44810884">
                <text:p>44810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8564">
                <text:p>448085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861694">
                <text:p>448616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823708">
                <text:p>4482370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823709">
                <text:p>4482370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823710">
                <text:p>4482371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823711">
                <text:p>4482371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823712">
                <text:p>4482371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823713">
                <text:p>4482371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823714">
                <text:p>4482371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823715">
                <text:p>4482371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823716">
                <text:p>4482371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823717">
                <text:p>4482371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823718">
                <text:p>4482371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823719">
                <text:p>4482371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823720">
                <text:p>4482372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823721">
                <text:p>4482372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823722">
                <text:p>4482372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823723">
                <text:p>4482372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823724">
                <text:p>4482372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23725">
                <text:p>4482372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23726">
                <text:p>4482372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823727">
                <text:p>4482372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823728">
                <text:p>4482372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823729">
                <text:p>4482372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823730">
                <text:p>4482373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823731">
                <text:p>4482373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823732">
                <text:p>4482373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823733">
                <text:p>4482373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823734">
                <text:p>4482373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23735">
                <text:p>4482373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823736">
                <text:p>4482373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823737">
                <text:p>4482373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23738">
                <text:p>4482373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823739">
                <text:p>4482373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823740">
                <text:p>4482374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23741">
                <text:p>4482374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23742">
                <text:p>4482374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23743">
                <text:p>4482374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23744">
                <text:p>4482374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23745">
                <text:p>4482374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823746">
                <text:p>4482374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823747">
                <text:p>4482374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823748">
                <text:p>4482374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823749">
                <text:p>4482374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823750">
                <text:p>4482375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823751">
                <text:p>4482375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823752">
                <text:p>4482375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823753">
                <text:p>4482375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823754">
                <text:p>4482375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823755">
                <text:p>4482375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823756">
                <text:p>4482375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823757">
                <text:p>4482375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823758">
                <text:p>4482375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823759">
                <text:p>4482375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823760">
                <text:p>4482376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823761">
                <text:p>4482376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823762">
                <text:p>4482376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823763">
                <text:p>4482376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823764">
                <text:p>4482376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823765">
                <text:p>4482376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823766">
                <text:p>4482376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823767">
                <text:p>4482376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823768">
                <text:p>4482376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823769">
                <text:p>4482376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823770">
                <text:p>4482377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823771">
                <text:p>4482377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823772">
                <text:p>4482377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823773">
                <text:p>4482377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823774">
                <text:p>4482377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823775">
                <text:p>4482377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823776">
                <text:p>4482377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823777">
                <text:p>4482377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823778">
                <text:p>4482377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823779">
                <text:p>4482377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823780">
                <text:p>4482378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823781">
                <text:p>4482378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823782">
                <text:p>4482378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823783">
                <text:p>4482378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823784">
                <text:p>4482378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823785">
                <text:p>44823785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823786">
                <text:p>44823786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823787">
                <text:p>44823787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823788">
                <text:p>44823788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823789">
                <text:p>44823789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823790">
                <text:p>44823790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823791">
                <text:p>44823791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823792">
                <text:p>44823792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823793">
                <text:p>44823793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823794">
                <text:p>44823794</text:p>
              </table:table-cell>
              <table:table-cell office:value-type="float" office:value="44806258">
                <text:p>44806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823795">
                <text:p>44823795</text:p>
              </table:table-cell>
              <table:table-cell office:value-type="float" office:value="44806258">
                <text:p>44806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